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row>
          <table:table-cell office:value-type="string">
            <text:p>VEND</text:p>
          </table:table-cell>
          <table:table-cell office:value-type="string">
            <text:p>ACERTO</text:p>
          </table:table-cell>
          <table:table-cell office:value-type="string">
            <text:p>NOME</text:p>
          </table:table-cell>
          <table:table-cell office:value-type="string">
            <text:p>PALPITES</text:p>
          </table:table-cell>
          <table:table-cell office:value-type="string">
            <text:p>SORTEIO</text:p>
          </table:table-cell>
        </table:table-row>
        <table:table-row>
          <table:table-cell office:value-type="string">
            <text:p>VEND 3 VALDIR 8</text:p>
          </table:table-cell>
          <table:table-cell office:value-type="string">
            <text:p>3 TERNO</text:p>
          </table:table-cell>
          <table:table-cell office:value-type="string">
            <text:p>VALDIGLEI (BAR VALDIR)</text:p>
          </table:table-cell>
          <table:table-cell office:value-type="string">
            <text:p>[10] [27] 33 45 [70]</text:p>
          </table:table-cell>
          <table:table-cell office:value-type="string">
            <text:p>06/01/2016 (27 57 60 61 77)</text:p>
          </table:table-cell>
        </table:table-row>
        <table:table-row>
          <table:table-cell office:value-type="string">
            <text:p>VEND 3 VALDIR 8</text:p>
          </table:table-cell>
          <table:table-cell office:value-type="string">
            <text:p>2 QUADR</text:p>
          </table:table-cell>
          <table:table-cell office:value-type="string">
            <text:p>ALCIVANIO (CIESAL)</text:p>
          </table:table-cell>
          <table:table-cell office:value-type="string">
            <text:p>[5] [25] [31] [49] 50</text:p>
          </table:table-cell>
          <table:table-cell office:value-type="string">
            <text:p>06/01/2016 (25 57 60 61 64)</text:p>
          </table:table-cell>
        </table:table-row>
        <table:table-row>
          <table:table-cell office:value-type="string">
            <text:p>VEND 104 TETE 3</text:p>
          </table:table-cell>
          <table:table-cell office:value-type="string">
            <text:p>4 DUQUE</text:p>
          </table:table-cell>
          <table:table-cell office:value-type="string">
            <text:p>AMAURI (AUTO PECAS)</text:p>
          </table:table-cell>
          <table:table-cell office:value-type="string">
            <text:p>[15] [25] 35 51 72</text:p>
          </table:table-cell>
          <table:table-cell office:value-type="string">
            <text:p>06/01/2016 (25 57 60 61 64)</text:p>
          </table:table-cell>
        </table:table-row>
        <table:table-row>
          <table:table-cell office:value-type="string">
            <text:p>VEND 104 TETE 3</text:p>
          </table:table-cell>
          <table:table-cell office:value-type="string">
            <text:p>1 QUINA</text:p>
          </table:table-cell>
          <table:table-cell office:value-type="string">
            <text:p>ANTONIA FIRMINO (desconhecido)</text:p>
          </table:table-cell>
          <table:table-cell office:value-type="string">
            <text:p>[5] [13] [15] [21] [23]</text:p>
          </table:table-cell>
          <table:table-cell office:value-type="string">
            <text:p>13/08/2013 (14 21 25 26 47)</text:p>
          </table:table-cell>
        </table:table-row>
        <table:table-row>
          <table:table-cell office:value-type="string">
            <text:p>VEND 3 VALDIR 8</text:p>
          </table:table-cell>
          <table:table-cell office:value-type="string">
            <text:p>3 TERNO</text:p>
          </table:table-cell>
          <table:table-cell office:value-type="string">
            <text:p>VALDIR (BAR VALDIR)</text:p>
          </table:table-cell>
          <table:table-cell office:value-type="string">
            <text:p>6 [14] [21] [49] 58</text:p>
          </table:table-cell>
          <table:table-cell office:value-type="string">
            <text:p>13/08/2013 (14 21 25 26 47)</text:p>
          </table:table-cell>
        </table:table-row>
        <table:table-row>
          <table:table-cell office:value-type="string">
            <text:p>VEND 3 VALDIR 8</text:p>
          </table:table-cell>
          <table:table-cell office:value-type="string">
            <text:p>3 TERNO</text:p>
          </table:table-cell>
          <table:table-cell office:value-type="string">
            <text:p>TEVEZ (BAR VALDIR)</text:p>
          </table:table-cell>
          <table:table-cell office:value-type="string">
            <text:p>[10] [20] 30 [40] 50</text:p>
          </table:table-cell>
          <table:table-cell office:value-type="string">
            <text:p>20/08/2013 (23 40 42 75 77)</text:p>
          </table:table-cell>
        </table:table-row>
        <table:table-row>
          <table:table-cell office:value-type="string">
            <text:p>VEND 3 VALDIR 8</text:p>
          </table:table-cell>
          <table:table-cell office:value-type="string">
            <text:p>5 PIO</text:p>
          </table:table-cell>
          <table:table-cell office:value-type="string">
            <text:p>VALDIR (BAR VALDIR)</text:p>
          </table:table-cell>
          <table:table-cell office:value-type="string">
            <text:p>2 5 [17] 18 28</text:p>
          </table:table-cell>
          <table:table-cell office:value-type="string">
            <text:p>27/08/2013 (17 26 29 46 70)</text:p>
          </table:table-cell>
        </table:table-row>
        <table:table-row>
          <table:table-cell office:value-type="string">
            <text:p>VEND 104 TETE 3</text:p>
          </table:table-cell>
          <table:table-cell office:value-type="string">
            <text:p>5 PIO</text:p>
          </table:table-cell>
          <table:table-cell office:value-type="string">
            <text:p>ALEGRE (MT)</text:p>
          </table:table-cell>
          <table:table-cell office:value-type="string">
            <text:p>2 [10] 62 67 68</text:p>
          </table:table-cell>
          <table:table-cell office:value-type="string">
            <text:p>03/09/2013 (10 21 22 36 63)</text:p>
          </table:table-cell>
        </table:table-row>
        <table:table-row>
          <table:table-cell office:value-type="string">
            <text:p>VEND 105 CRISPIM 1</text:p>
          </table:table-cell>
          <table:table-cell office:value-type="string">
            <text:p>4 DUQUE</text:p>
          </table:table-cell>
          <table:table-cell office:value-type="string">
            <text:p>DEDE (CREP)</text:p>
          </table:table-cell>
          <table:table-cell office:value-type="string">
            <text:p>[9] 15 23 26 [34]</text:p>
          </table:table-cell>
          <table:table-cell office:value-type="string">
            <text:p>06/01/2016 (9 10 20 32 55)</text:p>
          </table:table-cell>
        </table:table-row>
        <table:table-row>
          <table:table-cell office:value-type="string">
            <text:p>VEND 1 EUDES 7</text:p>
          </table:table-cell>
          <table:table-cell office:value-type="string">
            <text:p>2 QUADR</text:p>
          </table:table-cell>
          <table:table-cell office:value-type="string">
            <text:p>VALMIR FERREIRA (8758-6412 )</text:p>
          </table:table-cell>
          <table:table-cell office:value-type="string">
            <text:p>[9] [10] [14] [34] 56</text:p>
          </table:table-cell>
          <table:table-cell office:value-type="string">
            <text:p>06/01/2016 (9 10 20 32 55)</text:p>
          </table:table-cell>
        </table:table-row>
        <table:table-row>
          <table:table-cell office:value-type="string">
            <text:p>VEND 106 FULANO 3</text:p>
          </table:table-cell>
          <table:table-cell office:value-type="string">
            <text:p>5 PIO</text:p>
          </table:table-cell>
          <table:table-cell office:value-type="string">
            <text:p>SICRANO (BELTRANO)</text:p>
          </table:table-cell>
          <table:table-cell office:value-type="string">
            <text:p>[9] 15 23 31 54</text:p>
          </table:table-cell>
          <table:table-cell office:value-type="string">
            <text:p>06/01/2016 (9 10 20 32 55)</text:p>
          </table:table-cell>
        </table:table-row>
        <table:table-row>
          <table:table-cell office:value-type="string">
            <text:p>VEND 1 EUDES 7</text:p>
          </table:table-cell>
          <table:table-cell office:value-type="string">
            <text:p>5 PIO</text:p>
          </table:table-cell>
          <table:table-cell office:value-type="string">
            <text:p>BELIM (MORAL)</text:p>
          </table:table-cell>
          <table:table-cell office:value-type="string">
            <text:p>[14] 15 18 22 38</text:p>
          </table:table-cell>
          <table:table-cell office:value-type="string">
            <text:p>06/01/2016 (9 10 14 34 55)</text:p>
          </table:table-cell>
        </table:table-row>
        <table:table-row>
          <table:table-cell office:value-type="string">
            <text:p>VEND 3 VALDIR 8</text:p>
          </table:table-cell>
          <table:table-cell office:value-type="string">
            <text:p>5 PIO</text:p>
          </table:table-cell>
          <table:table-cell office:value-type="string">
            <text:p>VALDIGLEI (BAR VALDIR)</text:p>
          </table:table-cell>
          <table:table-cell office:value-type="string">
            <text:p>4 30 [33] 35 68</text:p>
          </table:table-cell>
          <table:table-cell office:value-type="string">
            <text:p>08/01/2016 (5 15 32 33 48)</text:p>
          </table:table-cell>
        </table:table-row>
        <table:table-row>
          <table:table-cell office:value-type="string">
            <text:p>VEND 3 VALDIR 8</text:p>
          </table:table-cell>
          <table:table-cell office:value-type="string">
            <text:p>5 PIO</text:p>
          </table:table-cell>
          <table:table-cell office:value-type="string">
            <text:p>VALDIR (BAR VALDIR)</text:p>
          </table:table-cell>
          <table:table-cell office:value-type="string">
            <text:p>4 30 [33] 35 68</text:p>
          </table:table-cell>
          <table:table-cell office:value-type="string">
            <text:p>08/01/2016 (5 15 32 33 48)</text:p>
          </table:table-cell>
        </table:table-row>
        <table:table-row>
          <table:table-cell office:value-type="string">
            <text:p>VEND 106 FULANO 3</text:p>
          </table:table-cell>
          <table:table-cell office:value-type="string">
            <text:p>5 PIO</text:p>
          </table:table-cell>
          <table:table-cell office:value-type="string">
            <text:p>SICRANO (BELTRANO)</text:p>
          </table:table-cell>
          <table:table-cell office:value-type="string">
            <text:p>9 [15] 23 31 54</text:p>
          </table:table-cell>
          <table:table-cell office:value-type="string">
            <text:p>08/01/2016 (5 15 32 33 48)</text:p>
          </table:table-cell>
        </table:table-row>
        <table:table-row>
          <table:table-cell office:value-type="string">
            <text:p>VEND 107 DAMIÃO 10</text:p>
          </table:table-cell>
          <table:table-cell office:value-type="string">
            <text:p>4 DUQUE</text:p>
          </table:table-cell>
          <table:table-cell office:value-type="string">
            <text:p>EDMILSON (BOIADEIRO)</text:p>
          </table:table-cell>
          <table:table-cell office:value-type="string">
            <text:p>[1] 12 26 42 [79]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07 DAMIÃO 10</text:p>
          </table:table-cell>
          <table:table-cell office:value-type="string">
            <text:p>4 DUQUE</text:p>
          </table:table-cell>
          <table:table-cell office:value-type="string">
            <text:p>MARIA RITA (D. JORGE)</text:p>
          </table:table-cell>
          <table:table-cell office:value-type="string">
            <text:p>16 23 [57] 64 [79]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07 DAMIÃO 10</text:p>
          </table:table-cell>
          <table:table-cell office:value-type="string">
            <text:p>4 DUQUE</text:p>
          </table:table-cell>
          <table:table-cell office:value-type="string">
            <text:p>MARCOS (DE CHAGAS)</text:p>
          </table:table-cell>
          <table:table-cell office:value-type="string">
            <text:p>[11] 25 39 [53] 62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07 DAMIÃO 10</text:p>
          </table:table-cell>
          <table:table-cell office:value-type="string">
            <text:p>4 DUQUE</text:p>
          </table:table-cell>
          <table:table-cell office:value-type="string">
            <text:p>GILMAR LEITE (3IRMAO)</text:p>
          </table:table-cell>
          <table:table-cell office:value-type="string">
            <text:p>[1] 5 [11] 30 71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07 DAMIÃO 10</text:p>
          </table:table-cell>
          <table:table-cell office:value-type="string">
            <text:p>4 DUQUE</text:p>
          </table:table-cell>
          <table:table-cell office:value-type="string">
            <text:p>LUCIA (FERREIRA)</text:p>
          </table:table-cell>
          <table:table-cell office:value-type="string">
            <text:p>[1] 10 [11] 28 73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 EUDES 7</text:p>
          </table:table-cell>
          <table:table-cell office:value-type="string">
            <text:p>2 QUADR</text:p>
          </table:table-cell>
          <table:table-cell office:value-type="string">
            <text:p>EDIVANIO (F.FILHO)</text:p>
          </table:table-cell>
          <table:table-cell office:value-type="string">
            <text:p>[1] [13] 28 [57] [79]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 EUDES 7</text:p>
          </table:table-cell>
          <table:table-cell office:value-type="string">
            <text:p>2 QUADR</text:p>
          </table:table-cell>
          <table:table-cell office:value-type="string">
            <text:p>RONALDO (FLUSAO)</text:p>
          </table:table-cell>
          <table:table-cell office:value-type="string">
            <text:p>[48] [53] [57] 68 [69]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 EUDES 7</text:p>
          </table:table-cell>
          <table:table-cell office:value-type="string">
            <text:p>4 DUQUE</text:p>
          </table:table-cell>
          <table:table-cell office:value-type="string">
            <text:p>NELSON (P.PROSAS)</text:p>
          </table:table-cell>
          <table:table-cell office:value-type="string">
            <text:p>2 [11] 49 [53] 67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06 FULANO 3</text:p>
          </table:table-cell>
          <table:table-cell office:value-type="string">
            <text:p>5 PIO</text:p>
          </table:table-cell>
          <table:table-cell office:value-type="string">
            <text:p>SICRANO (BELTRANO)</text:p>
          </table:table-cell>
          <table:table-cell office:value-type="string">
            <text:p>9 [15] 23 31 54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 EUDES 7</text:p>
          </table:table-cell>
          <table:table-cell office:value-type="string">
            <text:p>3 TERNO</text:p>
          </table:table-cell>
          <table:table-cell office:value-type="string">
            <text:p>ZE RODRIGUES (PARAU)</text:p>
          </table:table-cell>
          <table:table-cell office:value-type="string">
            <text:p>[32] 38 [45] 49 [53]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08 EILSON 3</text:p>
          </table:table-cell>
          <table:table-cell office:value-type="string">
            <text:p>3 TERNO</text:p>
          </table:table-cell>
          <table:table-cell office:value-type="string">
            <text:p>MAZUCA F (PAGUE MENOS)</text:p>
          </table:table-cell>
          <table:table-cell office:value-type="string">
            <text:p>[1] [11] 18 [69] 70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12 BAMBA 1</text:p>
          </table:table-cell>
          <table:table-cell office:value-type="string">
            <text:p>3 TERNO</text:p>
          </table:table-cell>
          <table:table-cell office:value-type="string">
            <text:p>ALISSON (BRUNO)</text:p>
          </table:table-cell>
          <table:table-cell office:value-type="string">
            <text:p>[1] 2 [32] 64 [72]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17 ROGERIO 1</text:p>
          </table:table-cell>
          <table:table-cell office:value-type="string">
            <text:p>5 PIO</text:p>
          </table:table-cell>
          <table:table-cell office:value-type="string">
            <text:p>ALCIDES (MENDOCA)</text:p>
          </table:table-cell>
          <table:table-cell office:value-type="string">
            <text:p>4 8 [32] 42 46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20 CARLOS 1</text:p>
          </table:table-cell>
          <table:table-cell office:value-type="string">
            <text:p>4 DUQUE</text:p>
          </table:table-cell>
          <table:table-cell office:value-type="string">
            <text:p>AIRTON (VIGILANTE)</text:p>
          </table:table-cell>
          <table:table-cell office:value-type="string">
            <text:p>6 [13] 21 [32] 40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24 GILMAR 1</text:p>
          </table:table-cell>
          <table:table-cell office:value-type="string">
            <text:p>3 TERNO</text:p>
          </table:table-cell>
          <table:table-cell office:value-type="string">
            <text:p>ARINE (HOLANDA)</text:p>
          </table:table-cell>
          <table:table-cell office:value-type="string">
            <text:p>[7] [15] 28 64 [79]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27 ALMEIDA JR. 1</text:p>
          </table:table-cell>
          <table:table-cell office:value-type="string">
            <text:p>3 TERNO</text:p>
          </table:table-cell>
          <table:table-cell office:value-type="string">
            <text:p>ALMEIDA (JUNIOR)</text:p>
          </table:table-cell>
          <table:table-cell office:value-type="string">
            <text:p>[7] 14 [15] [48] 78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29 ALISSON 1</text:p>
          </table:table-cell>
          <table:table-cell office:value-type="string">
            <text:p>4 DUQUE</text:p>
          </table:table-cell>
          <table:table-cell office:value-type="string">
            <text:p>FELIPE (GOIS)</text:p>
          </table:table-cell>
          <table:table-cell office:value-type="string">
            <text:p>5 [15] 24 [45] 75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32 EDNEIDE 1</text:p>
          </table:table-cell>
          <table:table-cell office:value-type="string">
            <text:p>4 DUQUE</text:p>
          </table:table-cell>
          <table:table-cell office:value-type="string">
            <text:p>ALEX (CEZAR)</text:p>
          </table:table-cell>
          <table:table-cell office:value-type="string">
            <text:p>10 [13] 25 [45] 46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34 ALDENORA 1</text:p>
          </table:table-cell>
          <table:table-cell office:value-type="string">
            <text:p>4 DUQUE</text:p>
          </table:table-cell>
          <table:table-cell office:value-type="string">
            <text:p>ALDENORA (FERNANDES)</text:p>
          </table:table-cell>
          <table:table-cell office:value-type="string">
            <text:p>[7] [15] 23 56 62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08 EILSON 3</text:p>
          </table:table-cell>
          <table:table-cell office:value-type="string">
            <text:p>3 TERNO</text:p>
          </table:table-cell>
          <table:table-cell office:value-type="string">
            <text:p>RAFAELA M (URICK-GRAF)</text:p>
          </table:table-cell>
          <table:table-cell office:value-type="string">
            <text:p>[11] [15] 31 [53] 80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08 EILSON 3</text:p>
          </table:table-cell>
          <table:table-cell office:value-type="string">
            <text:p>3 TERNO</text:p>
          </table:table-cell>
          <table:table-cell office:value-type="string">
            <text:p>JUNIOR (MECÂNICO)</text:p>
          </table:table-cell>
          <table:table-cell office:value-type="string">
            <text:p>[1] 3 [15] [45] 78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 EUDES 7</text:p>
          </table:table-cell>
          <table:table-cell office:value-type="string">
            <text:p>3 TERNO</text:p>
          </table:table-cell>
          <table:table-cell office:value-type="string">
            <text:p>MULTINHA (M.TAXI)</text:p>
          </table:table-cell>
          <table:table-cell office:value-type="string">
            <text:p>6 14 [32] [45] [53]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3 VALDIR 8</text:p>
          </table:table-cell>
          <table:table-cell office:value-type="string">
            <text:p>1 QUINA</text:p>
          </table:table-cell>
          <table:table-cell office:value-type="string">
            <text:p>ALMIR (F.FILHO)</text:p>
          </table:table-cell>
          <table:table-cell office:value-type="string">
            <text:p>[7] [32] [48] [57] [72]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11 THIAGO 2</text:p>
          </table:table-cell>
          <table:table-cell office:value-type="string">
            <text:p>5 PIO</text:p>
          </table:table-cell>
          <table:table-cell office:value-type="string">
            <text:p>JOSE EDIONDAS (FOGOS)</text:p>
          </table:table-cell>
          <table:table-cell office:value-type="string">
            <text:p>9 11 [15] 59 79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36 VILANIR 1</text:p>
          </table:table-cell>
          <table:table-cell office:value-type="string">
            <text:p>5 PIO</text:p>
          </table:table-cell>
          <table:table-cell office:value-type="string">
            <text:p>AILA (VANIA)</text:p>
          </table:table-cell>
          <table:table-cell office:value-type="string">
            <text:p>1 11 16 39 [72]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35 MARIO 3</text:p>
          </table:table-cell>
          <table:table-cell office:value-type="string">
            <text:p>5 PIO</text:p>
          </table:table-cell>
          <table:table-cell office:value-type="string">
            <text:p>MANINHO (OFICINA)</text:p>
          </table:table-cell>
          <table:table-cell office:value-type="string">
            <text:p>1 10 11 [45] 80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35 MARIO 3</text:p>
          </table:table-cell>
          <table:table-cell office:value-type="string">
            <text:p>4 DUQUE</text:p>
          </table:table-cell>
          <table:table-cell office:value-type="string">
            <text:p>LUZENILDO (desconhecido)</text:p>
          </table:table-cell>
          <table:table-cell office:value-type="string">
            <text:p>1 [7] 12 [72] 79</text:p>
          </table:table-cell>
          <table:table-cell office:value-type="string">
            <text:p>20/11/2012 (15 32 45 69 72)</text:p>
          </table:table-cell>
        </table:table-row>
        <table:table-row>
          <table:table-cell office:value-type="string">
            <text:p>VEND 107 DAMIÃO 10</text:p>
          </table:table-cell>
          <table:table-cell office:value-type="string">
            <text:p>5 PIO</text:p>
          </table:table-cell>
          <table:table-cell office:value-type="string">
            <text:p>ADALBERTO (SÃO FCO)</text:p>
          </table:table-cell>
          <table:table-cell office:value-type="string">
            <text:p>9 20 37 [48] 64</text:p>
          </table:table-cell>
          <table:table-cell office:value-type="string">
            <text:p>27/11/2012 (7 13 15 17 48)</text:p>
          </table:table-cell>
        </table:table-row>
        <table:table-row>
          <table:table-cell office:value-type="string">
            <text:p>VEND 107 DAMIÃO 10</text:p>
          </table:table-cell>
          <table:table-cell office:value-type="string">
            <text:p>5 PIO</text:p>
          </table:table-cell>
          <table:table-cell office:value-type="string">
            <text:p>ALAN (VIGIA)</text:p>
          </table:table-cell>
          <table:table-cell office:value-type="string">
            <text:p>27 40 [48] 60 64</text:p>
          </table:table-cell>
          <table:table-cell office:value-type="string">
            <text:p>27/11/2012 (7 13 15 17 48)</text:p>
          </table:table-cell>
        </table:table-row>
        <table:table-row>
          <table:table-cell office:value-type="string">
            <text:p>VEND 107 DAMIÃO 10</text:p>
          </table:table-cell>
          <table:table-cell office:value-type="string">
            <text:p>5 PIO</text:p>
          </table:table-cell>
          <table:table-cell office:value-type="string">
            <text:p>ALBERTO (BIG BURG)</text:p>
          </table:table-cell>
          <table:table-cell office:value-type="string">
            <text:p>[7] 16 35 52 64</text:p>
          </table:table-cell>
          <table:table-cell office:value-type="string">
            <text:p>27/11/2012 (7 13 15 17 48)</text:p>
          </table:table-cell>
        </table:table-row>
        <table:table-row>
          <table:table-cell office:value-type="string">
            <text:p>VEND 113 ANTO PIPIU 1</text:p>
          </table:table-cell>
          <table:table-cell office:value-type="string">
            <text:p>5 PIO</text:p>
          </table:table-cell>
          <table:table-cell office:value-type="string">
            <text:p>ANTO JAILSON (PARAU)</text:p>
          </table:table-cell>
          <table:table-cell office:value-type="string">
            <text:p>3 9 [13] 33 47</text:p>
          </table:table-cell>
          <table:table-cell office:value-type="string">
            <text:p>27/11/2012 (7 13 15 17 48)</text:p>
          </table:table-cell>
        </table:table-row>
        <table:table-row>
          <table:table-cell office:value-type="string">
            <text:p>VEND 118 DUO 1</text:p>
          </table:table-cell>
          <table:table-cell office:value-type="string">
            <text:p>4 DUQUE</text:p>
          </table:table-cell>
          <table:table-cell office:value-type="string">
            <text:p>ANTO PEDRO (W.GURGEL)</text:p>
          </table:table-cell>
          <table:table-cell office:value-type="string">
            <text:p>5 [13] 43 [57] 63</text:p>
          </table:table-cell>
          <table:table-cell office:value-type="string">
            <text:p>27/11/2012 (7 13 15 17 48)</text:p>
          </table:table-cell>
        </table:table-row>
        <table:table-row>
          <table:table-cell office:value-type="string">
            <text:p>VEND 121 MANOEL NETO 1</text:p>
          </table:table-cell>
          <table:table-cell office:value-type="string">
            <text:p>4 DUQUE</text:p>
          </table:table-cell>
          <table:table-cell office:value-type="string">
            <text:p>CIRO (VINICIUS)</text:p>
          </table:table-cell>
          <table:table-cell office:value-type="string">
            <text:p>6 [7] [11] 31 52</text:p>
          </table:table-cell>
          <table:table-cell office:value-type="string">
            <text:p>27/11/2012 (7 13 15 17 48)</text:p>
          </table:table-cell>
        </table:table-row>
        <table:table-row>
          <table:table-cell office:value-type="string">
            <text:p>VEND 123 HENRIQUE 1</text:p>
          </table:table-cell>
          <table:table-cell office:value-type="string">
            <text:p>5 PIO</text:p>
          </table:table-cell>
          <table:table-cell office:value-type="string">
            <text:p>CARLOS (RAFAEL)</text:p>
          </table:table-cell>
          <table:table-cell office:value-type="string">
            <text:p>4 [17] 24 76 80</text:p>
          </table:table-cell>
          <table:table-cell office:value-type="string">
            <text:p>27/11/2012 (7 13 15 17 48)</text:p>
          </table:table-cell>
        </table:table-row>
        <table:table-row>
          <table:table-cell office:value-type="string">
            <text:p>VEND 131 VLANIR 1</text:p>
          </table:table-cell>
          <table:table-cell office:value-type="string">
            <text:p>3 TERNO</text:p>
          </table:table-cell>
          <table:table-cell office:value-type="string">
            <text:p>AILA (VANIA)</text:p>
          </table:table-cell>
          <table:table-cell office:value-type="string">
            <text:p>[7] [11] [17] 62 75</text:p>
          </table:table-cell>
          <table:table-cell office:value-type="string">
            <text:p>27/11/2012 (7 13 15 17 48)</text:p>
          </table:table-cell>
        </table:table-row>
        <table:table-row>
          <table:table-cell office:value-type="string">
            <text:p>VEND 137 DAMIAO 1</text:p>
          </table:table-cell>
          <table:table-cell office:value-type="string">
            <text:p>3 TERNO</text:p>
          </table:table-cell>
          <table:table-cell office:value-type="string">
            <text:p>EXPEDITO (CARROCERIA)</text:p>
          </table:table-cell>
          <table:table-cell office:value-type="string">
            <text:p>[7] [13] [15] 57 63</text:p>
          </table:table-cell>
          <table:table-cell office:value-type="string">
            <text:p>27/11/2012 (7 13 15 17 48)</text:p>
          </table:table-cell>
        </table:table-row>
        <table:table-row>
          <table:table-cell office:value-type="string">
            <text:p>VEND 116 CHAGAS 1</text:p>
          </table:table-cell>
          <table:table-cell office:value-type="string">
            <text:p>5 PIO</text:p>
          </table:table-cell>
          <table:table-cell office:value-type="string">
            <text:p>DELSON (ROCHA)</text:p>
          </table:table-cell>
          <table:table-cell office:value-type="string">
            <text:p>3 [11] 24 33 65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19 ALZENIR 1</text:p>
          </table:table-cell>
          <table:table-cell office:value-type="string">
            <text:p>5 PIO</text:p>
          </table:table-cell>
          <table:table-cell office:value-type="string">
            <text:p>AILTON ARRUDA (W.GURGEL)</text:p>
          </table:table-cell>
          <table:table-cell office:value-type="string">
            <text:p>2 [11] 20 39 60</text:p>
          </table:table-cell>
          <table:table-cell office:value-type="string">
            <text:p>13/11/2012 (1 11 53 57 79)</text:p>
          </table:table-cell>
        </table:table-row>
        <table:table-row>
          <table:table-cell office:value-type="string">
            <text:p>VEND 130 MARCOS 1</text:p>
          </table:table-cell>
          <table:table-cell office:value-type="string">
            <text:p>5 PIO</text:p>
          </table:table-cell>
          <table:table-cell office:value-type="string">
            <text:p>ANTONIO (MARCOS)</text:p>
          </table:table-cell>
          <table:table-cell office:value-type="string">
            <text:p>12 18 43 54 [57]</text:p>
          </table:table-cell>
          <table:table-cell office:value-type="string">
            <text:p>13/11/2012 (1 11 53 57 7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